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DIP</text:p>
          </table:table-cell>
          <table:covered-table-cell/>
          <table:table-cell table:style-name="ce12" office:value-type="string" calcext:value-type="string" table:number-columns-spanned="2" table:number-rows-spanned="1">
            <text:p>DIP-VTV</text:p>
          </table:table-cell>
          <table:covered-table-cell/>
          <table:table-cell table:style-name="ce13" office:value-type="string" calcext:value-type="string" table:number-columns-spanned="2" table:number-rows-spanned="1">
            <text:p>DIP-RiemannVTV</text:p>
          </table:table-cell>
          <table:covered-table-cell/>
          <table:table-cell table:style-name="ce12" office:value-type="string" calcext:value-type="string" table:number-columns-spanned="2" table:number-rows-spanned="1">
            <text:p>DIP-DiracVTVNL</text:p>
          </table:table-cell>
          <table:covered-table-cell/>
          <table:table-cell office:value-type="string" calcext:value-type="string">
            <text:p>Dif - DIP</text:p>
          </table:table-cell>
          <table:table-cell office:value-type="string" calcext:value-type="string">
            <text:p>Dif – VTV</text:p>
          </table:table-cell>
          <table:table-cell office:value-type="string" calcext:value-type="string">
            <text:p>Dif- <text:s/>Ri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dim1</text:p>
          </table:table-cell>
          <table:table-cell office:value-type="float" office:value="27.319" calcext:value-type="float">
            <text:p>27.319</text:p>
          </table:table-cell>
          <table:table-cell office:value-type="float" office:value="9811" calcext:value-type="float">
            <text:p>9811</text:p>
          </table:table-cell>
          <table:table-cell office:value-type="float" office:value="27.812" calcext:value-type="float">
            <text:p>27.812</text:p>
          </table:table-cell>
          <table:table-cell office:value-type="float" office:value="13999" calcext:value-type="float">
            <text:p>13999</text:p>
          </table:table-cell>
          <table:table-cell office:value-type="float" office:value="27.875" calcext:value-type="float">
            <text:p>27.875</text:p>
          </table:table-cell>
          <table:table-cell office:value-type="float" office:value="15537" calcext:value-type="float">
            <text:p>15537</text:p>
          </table:table-cell>
          <table:table-cell office:value-type="float" office:value="27.976" calcext:value-type="float">
            <text:p>27.976</text:p>
          </table:table-cell>
          <table:table-cell office:value-type="float" office:value="17676" calcext:value-type="float">
            <text:p>17676</text:p>
          </table:table-cell>
          <table:table-cell table:formula="of:=[.H2]-[.B2]" office:value-type="float" office:value="0.657" calcext:value-type="float">
            <text:p>0.657</text:p>
          </table:table-cell>
          <table:table-cell table:style-name="ce6" table:formula="of:=[.H2]-[.D2]" office:value-type="float" office:value="0.163999999999998" calcext:value-type="float">
            <text:p>0.163999999999998</text:p>
          </table:table-cell>
          <table:table-cell table:formula="of:=[.H2]-[.F2]" office:value-type="float" office:value="0.100999999999999" calcext:value-type="float">
            <text:p>0.100999999999999</text:p>
          </table:table-cell>
          <table:table-cell table:style-name="ce3" table:formula="of:=AVERAGE([.J2:.L2])" office:value-type="float" office:value="0.307333333333332" calcext:value-type="float">
            <text:p>0.307333333333332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31.543" calcext:value-type="float">
            <text:p>31.543</text:p>
          </table:table-cell>
          <table:table-cell office:value-type="float" office:value="7899" calcext:value-type="float">
            <text:p>7899</text:p>
          </table:table-cell>
          <table:table-cell office:value-type="float" office:value="32.067" calcext:value-type="float">
            <text:p>32.067</text:p>
          </table:table-cell>
          <table:table-cell office:value-type="float" office:value="11558" calcext:value-type="float">
            <text:p>11558</text:p>
          </table:table-cell>
          <table:table-cell office:value-type="float" office:value="32.155" calcext:value-type="float">
            <text:p>32.155</text:p>
          </table:table-cell>
          <table:table-cell office:value-type="float" office:value="13234" calcext:value-type="float">
            <text:p>13234</text:p>
          </table:table-cell>
          <table:table-cell office:value-type="float" office:value="32.199" calcext:value-type="float">
            <text:p>32.199</text:p>
          </table:table-cell>
          <table:table-cell office:value-type="float" office:value="15667" calcext:value-type="float">
            <text:p>15667</text:p>
          </table:table-cell>
          <table:table-cell table:formula="of:=[.H3]-[.B3]" office:value-type="float" office:value="0.655999999999999" calcext:value-type="float">
            <text:p>0.655999999999999</text:p>
          </table:table-cell>
          <table:table-cell table:formula="of:=[.H3]-[.D3]" office:value-type="float" office:value="0.131999999999998" calcext:value-type="float">
            <text:p>0.131999999999998</text:p>
          </table:table-cell>
          <table:table-cell table:style-name="ce5" table:formula="of:=[.H3]-[.F3]" office:value-type="float" office:value="0.0439999999999969" calcext:value-type="float">
            <text:p>0.0439999999999969</text:p>
          </table:table-cell>
          <table:table-cell table:formula="of:=AVERAGE([.J3:.L3])" office:value-type="float" office:value="0.277333333333331" calcext:value-type="float">
            <text:p>0.277333333333331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32.24" calcext:value-type="float">
            <text:p>32.24</text:p>
          </table:table-cell>
          <table:table-cell office:value-type="float" office:value="9985" calcext:value-type="float">
            <text:p>9985</text:p>
          </table:table-cell>
          <table:table-cell office:value-type="float" office:value="32.789" calcext:value-type="float">
            <text:p>32.789</text:p>
          </table:table-cell>
          <table:table-cell office:value-type="float" office:value="13590" calcext:value-type="float">
            <text:p>13590</text:p>
          </table:table-cell>
          <table:table-cell office:value-type="float" office:value="32.823" calcext:value-type="float">
            <text:p>32.823</text:p>
          </table:table-cell>
          <table:table-cell office:value-type="float" office:value="13837" calcext:value-type="float">
            <text:p>13837</text:p>
          </table:table-cell>
          <table:table-cell office:value-type="float" office:value="32.927" calcext:value-type="float">
            <text:p>32.927</text:p>
          </table:table-cell>
          <table:table-cell office:value-type="float" office:value="16251" calcext:value-type="float">
            <text:p>16251</text:p>
          </table:table-cell>
          <table:table-cell table:formula="of:=[.H4]-[.B4]" office:value-type="float" office:value="0.686999999999998" calcext:value-type="float">
            <text:p>0.686999999999998</text:p>
          </table:table-cell>
          <table:table-cell table:formula="of:=[.H4]-[.D4]" office:value-type="float" office:value="0.137999999999998" calcext:value-type="float">
            <text:p>0.137999999999998</text:p>
          </table:table-cell>
          <table:table-cell table:formula="of:=[.H4]-[.F4]" office:value-type="float" office:value="0.103999999999999" calcext:value-type="float">
            <text:p>0.103999999999999</text:p>
          </table:table-cell>
          <table:table-cell table:style-name="ce3" table:formula="of:=AVERAGE([.J4:.L4])" office:value-type="float" office:value="0.309666666666665" calcext:value-type="float">
            <text:p>0.309666666666665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30.337" calcext:value-type="float">
            <text:p>30.337</text:p>
          </table:table-cell>
          <table:table-cell office:value-type="float" office:value="10100" calcext:value-type="float">
            <text:p>10100</text:p>
          </table:table-cell>
          <table:table-cell office:value-type="float" office:value="30.673" calcext:value-type="float">
            <text:p>30.673</text:p>
          </table:table-cell>
          <table:table-cell office:value-type="float" office:value="14001" calcext:value-type="float">
            <text:p>14001</text:p>
          </table:table-cell>
          <table:table-cell office:value-type="float" office:value="30.676" calcext:value-type="float">
            <text:p>30.676</text:p>
          </table:table-cell>
          <table:table-cell office:value-type="float" office:value="14721" calcext:value-type="float">
            <text:p>14721</text:p>
          </table:table-cell>
          <table:table-cell office:value-type="float" office:value="30.794" calcext:value-type="float">
            <text:p>30.794</text:p>
          </table:table-cell>
          <table:table-cell office:value-type="float" office:value="17996" calcext:value-type="float">
            <text:p>17996</text:p>
          </table:table-cell>
          <table:table-cell table:formula="of:=[.H5]-[.B5]" office:value-type="float" office:value="0.457000000000001" calcext:value-type="float">
            <text:p>0.457000000000001</text:p>
          </table:table-cell>
          <table:table-cell table:formula="of:=[.H5]-[.D5]" office:value-type="float" office:value="0.121000000000002" calcext:value-type="float">
            <text:p>0.121000000000002</text:p>
          </table:table-cell>
          <table:table-cell table:style-name="ce6" table:formula="of:=[.H5]-[.F5]" office:value-type="float" office:value="0.118000000000002" calcext:value-type="float">
            <text:p>0.118000000000002</text:p>
          </table:table-cell>
          <table:table-cell table:formula="of:=AVERAGE([.J5:.L5])" office:value-type="float" office:value="0.232000000000002" calcext:value-type="float">
            <text:p>0.232000000000002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24.138" calcext:value-type="float">
            <text:p>24.138</text:p>
          </table:table-cell>
          <table:table-cell office:value-type="float" office:value="13349" calcext:value-type="float">
            <text:p>13349</text:p>
          </table:table-cell>
          <table:table-cell office:value-type="float" office:value="24.421" calcext:value-type="float">
            <text:p>24.421</text:p>
          </table:table-cell>
          <table:table-cell office:value-type="float" office:value="29982" calcext:value-type="float">
            <text:p>29982</text:p>
          </table:table-cell>
          <table:table-cell office:value-type="float" office:value="24.359" calcext:value-type="float">
            <text:p>24.359</text:p>
          </table:table-cell>
          <table:table-cell office:value-type="float" office:value="29956" calcext:value-type="float">
            <text:p>29956</text:p>
          </table:table-cell>
          <table:table-cell office:value-type="float" office:value="24.46" calcext:value-type="float">
            <text:p>24.46</text:p>
          </table:table-cell>
          <table:table-cell office:value-type="float" office:value="29969" calcext:value-type="float">
            <text:p>29969</text:p>
          </table:table-cell>
          <table:table-cell table:formula="of:=[.H6]-[.B6]" office:value-type="float" office:value="0.321999999999999" calcext:value-type="float">
            <text:p>0.321999999999999</text:p>
          </table:table-cell>
          <table:table-cell table:style-name="ce5" table:formula="of:=[.H6]-[.D6]" office:value-type="float" office:value="0.0390000000000015" calcext:value-type="float">
            <text:p>0.0390000000000015</text:p>
          </table:table-cell>
          <table:table-cell table:formula="of:=[.H6]-[.F6]" office:value-type="float" office:value="0.100999999999999" calcext:value-type="float">
            <text:p>0.100999999999999</text:p>
          </table:table-cell>
          <table:table-cell table:formula="of:=AVERAGE([.J6:.L6])"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27.472" calcext:value-type="float">
            <text:p>27.472</text:p>
          </table:table-cell>
          <table:table-cell office:value-type="float" office:value="10792" calcext:value-type="float">
            <text:p>10792</text:p>
          </table:table-cell>
          <table:table-cell office:value-type="float" office:value="27.999" calcext:value-type="float">
            <text:p>27.999</text:p>
          </table:table-cell>
          <table:table-cell office:value-type="float" office:value="18600" calcext:value-type="float">
            <text:p>18600</text:p>
          </table:table-cell>
          <table:table-cell office:value-type="float" office:value="28.064" calcext:value-type="float">
            <text:p>28.064</text:p>
          </table:table-cell>
          <table:table-cell office:value-type="float" office:value="22695" calcext:value-type="float">
            <text:p>22695</text:p>
          </table:table-cell>
          <table:table-cell office:value-type="float" office:value="28.213" calcext:value-type="float">
            <text:p>28.213</text:p>
          </table:table-cell>
          <table:table-cell office:value-type="float" office:value="27776" calcext:value-type="float">
            <text:p>27776</text:p>
          </table:table-cell>
          <table:table-cell table:formula="of:=[.H7]-[.B7]" office:value-type="float" office:value="0.741" calcext:value-type="float">
            <text:p>0.741</text:p>
          </table:table-cell>
          <table:table-cell table:formula="of:=[.H7]-[.D7]" office:value-type="float" office:value="0.214000000000002" calcext:value-type="float">
            <text:p>0.214000000000002</text:p>
          </table:table-cell>
          <table:table-cell table:formula="of:=[.H7]-[.F7]" office:value-type="float" office:value="0.149000000000001" calcext:value-type="float">
            <text:p>0.149000000000001</text:p>
          </table:table-cell>
          <table:table-cell table:formula="of:=AVERAGE([.J7:.L7])" office:value-type="float" office:value="0.368000000000001" calcext:value-type="float">
            <text:p>0.368000000000001</text:p>
          </table:table-cell>
          <table:table-cell/>
        </table:table-row>
        <table:table-row table:style-name="ro1">
          <table:table-cell table:style-name="ce1" office:value-type="string" calcext:value-type="string">
            <text:p>kodim7</text:p>
          </table:table-cell>
          <table:table-cell office:value-type="float" office:value="29.544" calcext:value-type="float">
            <text:p>29.544</text:p>
          </table:table-cell>
          <table:table-cell office:value-type="float" office:value="10167" calcext:value-type="float">
            <text:p>10167</text:p>
          </table:table-cell>
          <table:table-cell office:value-type="float" office:value="29.492" calcext:value-type="float">
            <text:p>29.492</text:p>
          </table:table-cell>
          <table:table-cell office:value-type="float" office:value="15261" calcext:value-type="float">
            <text:p>15261</text:p>
          </table:table-cell>
          <table:table-cell office:value-type="float" office:value="29.459" calcext:value-type="float">
            <text:p>29.459</text:p>
          </table:table-cell>
          <table:table-cell office:value-type="float" office:value="16280" calcext:value-type="float">
            <text:p>16280</text:p>
          </table:table-cell>
          <table:table-cell office:value-type="float" office:value="29.602" calcext:value-type="float">
            <text:p>29.602</text:p>
          </table:table-cell>
          <table:table-cell office:value-type="float" office:value="18970" calcext:value-type="float">
            <text:p>18970</text:p>
          </table:table-cell>
          <table:table-cell table:style-name="ce5" table:formula="of:=[.H8]-[.B8]" office:value-type="float" office:value="0.0579999999999998" calcext:value-type="float">
            <text:p>0.0579999999999998</text:p>
          </table:table-cell>
          <table:table-cell table:formula="of:=[.H8]-[.D8]" office:value-type="float" office:value="0.109999999999999" calcext:value-type="float">
            <text:p>0.109999999999999</text:p>
          </table:table-cell>
          <table:table-cell table:formula="of:=[.H8]-[.F8]" office:value-type="float" office:value="0.143000000000001" calcext:value-type="float">
            <text:p>0.143000000000001</text:p>
          </table:table-cell>
          <table:table-cell table:style-name="ce1" table:formula="of:=AVERAGE([.J8:.L8])" office:value-type="float" office:value="0.103666666666667" calcext:value-type="float">
            <text:p>0.103666666666667</text:p>
          </table:table-cell>
          <table:table-cell/>
        </table:table-row>
        <table:table-row table:style-name="ro1">
          <table:table-cell office:value-type="string" calcext:value-type="string">
            <text:p>kodim8</text:p>
          </table:table-cell>
          <table:table-cell office:value-type="float" office:value="25.096" calcext:value-type="float">
            <text:p>25.096</text:p>
          </table:table-cell>
          <table:table-cell office:value-type="float" office:value="15041" calcext:value-type="float">
            <text:p>15041</text:p>
          </table:table-cell>
          <table:table-cell office:value-type="float" office:value="25.567" calcext:value-type="float">
            <text:p>25.567</text:p>
          </table:table-cell>
          <table:table-cell office:value-type="float" office:value="23015" calcext:value-type="float">
            <text:p>23015</text:p>
          </table:table-cell>
          <table:table-cell office:value-type="float" office:value="25.648" calcext:value-type="float">
            <text:p>25.648</text:p>
          </table:table-cell>
          <table:table-cell office:value-type="float" office:value="29207" calcext:value-type="float">
            <text:p>29207</text:p>
          </table:table-cell>
          <table:table-cell office:value-type="float" office:value="25.798" calcext:value-type="float">
            <text:p>25.798</text:p>
          </table:table-cell>
          <table:table-cell office:value-type="float" office:value="29968" calcext:value-type="float">
            <text:p>29968</text:p>
          </table:table-cell>
          <table:table-cell table:formula="of:=[.H9]-[.B9]" office:value-type="float" office:value="0.701999999999998" calcext:value-type="float">
            <text:p>0.701999999999998</text:p>
          </table:table-cell>
          <table:table-cell table:formula="of:=[.H9]-[.D9]" office:value-type="float" office:value="0.230999999999998" calcext:value-type="float">
            <text:p>0.230999999999998</text:p>
          </table:table-cell>
          <table:table-cell table:formula="of:=[.H9]-[.F9]" office:value-type="float" office:value="0.149999999999999" calcext:value-type="float">
            <text:p>0.149999999999999</text:p>
          </table:table-cell>
          <table:table-cell table:formula="of:=AVERAGE([.J9:.L9])" office:value-type="float" office:value="0.360999999999998" calcext:value-type="float">
            <text:p>0.360999999999998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30.69" calcext:value-type="float">
            <text:p>30.69</text:p>
          </table:table-cell>
          <table:table-cell office:value-type="float" office:value="9813" calcext:value-type="float">
            <text:p>9813</text:p>
          </table:table-cell>
          <table:table-cell office:value-type="float" office:value="31.198" calcext:value-type="float">
            <text:p>31.198</text:p>
          </table:table-cell>
          <table:table-cell office:value-type="float" office:value="13876" calcext:value-type="float">
            <text:p>13876</text:p>
          </table:table-cell>
          <table:table-cell office:value-type="float" office:value="31.252" calcext:value-type="float">
            <text:p>31.252</text:p>
          </table:table-cell>
          <table:table-cell office:value-type="float" office:value="15258" calcext:value-type="float">
            <text:p>15258</text:p>
          </table:table-cell>
          <table:table-cell office:value-type="float" office:value="31.41" calcext:value-type="float">
            <text:p>31.41</text:p>
          </table:table-cell>
          <table:table-cell office:value-type="float" office:value="18410" calcext:value-type="float">
            <text:p>18410</text:p>
          </table:table-cell>
          <table:table-cell table:formula="of:=[.H10]-[.B10]" office:value-type="float" office:value="0.719999999999999" calcext:value-type="float">
            <text:p>0.719999999999999</text:p>
          </table:table-cell>
          <table:table-cell table:formula="of:=[.H10]-[.D10]" office:value-type="float" office:value="0.212" calcext:value-type="float">
            <text:p>0.212</text:p>
          </table:table-cell>
          <table:table-cell table:formula="of:=[.H10]-[.F10]" office:value-type="float" office:value="0.158000000000001" calcext:value-type="float">
            <text:p>0.158000000000001</text:p>
          </table:table-cell>
          <table:table-cell table:formula="of:=AVERAGE([.J10:.L10])" office:value-type="float" office:value="0.363333333333333" calcext:value-type="float">
            <text:p>0.363333333333333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30.166" calcext:value-type="float">
            <text:p>30.166</text:p>
          </table:table-cell>
          <table:table-cell office:value-type="float" office:value="9507" calcext:value-type="float">
            <text:p>9507</text:p>
          </table:table-cell>
          <table:table-cell office:value-type="float" office:value="30.644" calcext:value-type="float">
            <text:p>30.644</text:p>
          </table:table-cell>
          <table:table-cell office:value-type="float" office:value="14739" calcext:value-type="float">
            <text:p>14739</text:p>
          </table:table-cell>
          <table:table-cell office:value-type="float" office:value="30.696" calcext:value-type="float">
            <text:p>30.696</text:p>
          </table:table-cell>
          <table:table-cell office:value-type="float" office:value="16084" calcext:value-type="float">
            <text:p>16084</text:p>
          </table:table-cell>
          <table:table-cell office:value-type="float" office:value="30.891" calcext:value-type="float">
            <text:p>30.891</text:p>
          </table:table-cell>
          <table:table-cell office:value-type="float" office:value="21682" calcext:value-type="float">
            <text:p>21682</text:p>
          </table:table-cell>
          <table:table-cell table:formula="of:=[.H11]-[.B11]" office:value-type="float" office:value="0.724999999999998" calcext:value-type="float">
            <text:p>0.724999999999998</text:p>
          </table:table-cell>
          <table:table-cell table:formula="of:=[.H11]-[.D11]" office:value-type="float" office:value="0.247" calcext:value-type="float">
            <text:p>0.247</text:p>
          </table:table-cell>
          <table:table-cell table:style-name="ce7" table:formula="of:=[.H11]-[.F11]" office:value-type="float" office:value="0.194999999999997" calcext:value-type="float">
            <text:p>0.194999999999997</text:p>
          </table:table-cell>
          <table:table-cell table:formula="of:=AVERAGE([.J11:.L11])" office:value-type="float" office:value="0.388999999999998" calcext:value-type="float">
            <text:p>0.388999999999998</text:p>
          </table:table-cell>
          <table:table-cell/>
        </table:table-row>
        <table:table-row table:style-name="ro1">
          <table:table-cell office:value-type="string" calcext:value-type="string">
            <text:p>kodim11</text:p>
          </table:table-cell>
          <table:table-cell office:value-type="float" office:value="28.296" calcext:value-type="float">
            <text:p>28.296</text:p>
          </table:table-cell>
          <table:table-cell office:value-type="float" office:value="10861" calcext:value-type="float">
            <text:p>10861</text:p>
          </table:table-cell>
          <table:table-cell office:value-type="float" office:value="28.875" calcext:value-type="float">
            <text:p>28.875</text:p>
          </table:table-cell>
          <table:table-cell office:value-type="float" office:value="17114" calcext:value-type="float">
            <text:p>17114</text:p>
          </table:table-cell>
          <table:table-cell office:value-type="float" office:value="28.919" calcext:value-type="float">
            <text:p>28.919</text:p>
          </table:table-cell>
          <table:table-cell office:value-type="float" office:value="21112" calcext:value-type="float">
            <text:p>21112</text:p>
          </table:table-cell>
          <table:table-cell office:value-type="float" office:value="29.068" calcext:value-type="float">
            <text:p>29.068</text:p>
          </table:table-cell>
          <table:table-cell office:value-type="float" office:value="25757" calcext:value-type="float">
            <text:p>25757</text:p>
          </table:table-cell>
          <table:table-cell table:formula="of:=[.H12]-[.B12]" office:value-type="float" office:value="0.772000000000002" calcext:value-type="float">
            <text:p>0.772000000000002</text:p>
          </table:table-cell>
          <table:table-cell table:formula="of:=[.H12]-[.D12]" office:value-type="float" office:value="0.193000000000001" calcext:value-type="float">
            <text:p>0.193000000000001</text:p>
          </table:table-cell>
          <table:table-cell table:formula="of:=[.H12]-[.F12]" office:value-type="float" office:value="0.149000000000001" calcext:value-type="float">
            <text:p>0.149000000000001</text:p>
          </table:table-cell>
          <table:table-cell table:formula="of:=AVERAGE([.J12:.L12])" office:value-type="float" office:value="0.371333333333335" calcext:value-type="float">
            <text:p>0.371333333333335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31.804" calcext:value-type="float">
            <text:p>31.804</text:p>
          </table:table-cell>
          <table:table-cell office:value-type="float" office:value="9089" calcext:value-type="float">
            <text:p>9089</text:p>
          </table:table-cell>
          <table:table-cell office:value-type="float" office:value="32.543" calcext:value-type="float">
            <text:p>32.543</text:p>
          </table:table-cell>
          <table:table-cell office:value-type="float" office:value="13852" calcext:value-type="float">
            <text:p>13852</text:p>
          </table:table-cell>
          <table:table-cell office:value-type="float" office:value="32.705" calcext:value-type="float">
            <text:p>32.705</text:p>
          </table:table-cell>
          <table:table-cell office:value-type="float" office:value="13952" calcext:value-type="float">
            <text:p>13952</text:p>
          </table:table-cell>
          <table:table-cell office:value-type="float" office:value="32.791" calcext:value-type="float">
            <text:p>32.791</text:p>
          </table:table-cell>
          <table:table-cell office:value-type="float" office:value="17330" calcext:value-type="float">
            <text:p>17330</text:p>
          </table:table-cell>
          <table:table-cell table:formula="of:=[.H13]-[.B13]" office:value-type="float" office:value="0.986999999999998" calcext:value-type="float">
            <text:p>0.986999999999998</text:p>
          </table:table-cell>
          <table:table-cell table:formula="of:=[.H13]-[.D13]" office:value-type="float" office:value="0.247999999999998" calcext:value-type="float">
            <text:p>0.247999999999998</text:p>
          </table:table-cell>
          <table:table-cell table:formula="of:=[.H13]-[.F13]" office:value-type="float" office:value="0.0859999999999985" calcext:value-type="float">
            <text:p>0.0859999999999985</text:p>
          </table:table-cell>
          <table:table-cell table:formula="of:=AVERAGE([.J13:.L13])" office:value-type="float" office:value="0.440333333333331" calcext:value-type="float">
            <text:p>0.440333333333331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23.737" calcext:value-type="float">
            <text:p>23.737</text:p>
          </table:table-cell>
          <table:table-cell office:value-type="float" office:value="12276" calcext:value-type="float">
            <text:p>12276</text:p>
          </table:table-cell>
          <table:table-cell office:value-type="float" office:value="24.186" calcext:value-type="float">
            <text:p>24.186</text:p>
          </table:table-cell>
          <table:table-cell office:value-type="float" office:value="23794" calcext:value-type="float">
            <text:p>23794</text:p>
          </table:table-cell>
          <table:table-cell office:value-type="float" office:value="24.145" calcext:value-type="float">
            <text:p>24.145</text:p>
          </table:table-cell>
          <table:table-cell office:value-type="float" office:value="29982" calcext:value-type="float">
            <text:p>29982</text:p>
          </table:table-cell>
          <table:table-cell office:value-type="float" office:value="24.227" calcext:value-type="float">
            <text:p>24.227</text:p>
          </table:table-cell>
          <table:table-cell office:value-type="float" office:value="29999" calcext:value-type="float">
            <text:p>29999</text:p>
          </table:table-cell>
          <table:table-cell table:formula="of:=[.H14]-[.B14]" office:value-type="float" office:value="0.490000000000002" calcext:value-type="float">
            <text:p>0.490000000000002</text:p>
          </table:table-cell>
          <table:table-cell table:formula="of:=[.H14]-[.D14]" office:value-type="float" office:value="0.0410000000000004" calcext:value-type="float">
            <text:p>0.0410000000000004</text:p>
          </table:table-cell>
          <table:table-cell table:formula="of:=[.H14]-[.F14]" office:value-type="float" office:value="0.0820000000000007" calcext:value-type="float">
            <text:p>0.0820000000000007</text:p>
          </table:table-cell>
          <table:table-cell table:formula="of:=AVERAGE([.J14:.L14])" office:value-type="float" office:value="0.204333333333334" calcext:value-type="float">
            <text:p>0.204333333333334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26.623" calcext:value-type="float">
            <text:p>26.623</text:p>
          </table:table-cell>
          <table:table-cell office:value-type="float" office:value="11950" calcext:value-type="float">
            <text:p>11950</text:p>
          </table:table-cell>
          <table:table-cell office:value-type="float" office:value="27.135" calcext:value-type="float">
            <text:p>27.135</text:p>
          </table:table-cell>
          <table:table-cell office:value-type="float" office:value="21992" calcext:value-type="float">
            <text:p>21992</text:p>
          </table:table-cell>
          <table:table-cell office:value-type="float" office:value="27.138" calcext:value-type="float">
            <text:p>27.138</text:p>
          </table:table-cell>
          <table:table-cell office:value-type="float" office:value="26251" calcext:value-type="float">
            <text:p>26251</text:p>
          </table:table-cell>
          <table:table-cell office:value-type="float" office:value="27.282" calcext:value-type="float">
            <text:p>27.282</text:p>
          </table:table-cell>
          <table:table-cell office:value-type="float" office:value="29470" calcext:value-type="float">
            <text:p>29470</text:p>
          </table:table-cell>
          <table:table-cell table:formula="of:=[.H15]-[.B15]" office:value-type="float" office:value="0.658999999999999" calcext:value-type="float">
            <text:p>0.658999999999999</text:p>
          </table:table-cell>
          <table:table-cell table:formula="of:=[.H15]-[.D15]" office:value-type="float" office:value="0.146999999999998" calcext:value-type="float">
            <text:p>0.146999999999998</text:p>
          </table:table-cell>
          <table:table-cell table:formula="of:=[.H15]-[.F15]" office:value-type="float" office:value="0.143999999999998" calcext:value-type="float">
            <text:p>0.143999999999998</text:p>
          </table:table-cell>
          <table:table-cell table:formula="of:=AVERAGE([.J15:.L15])" office:value-type="float" office:value="0.316666666666665" calcext:value-type="float">
            <text:p>0.316666666666665</text:p>
          </table:table-cell>
          <table:table-cell/>
        </table:table-row>
        <table:table-row table:style-name="ro1">
          <table:table-cell office:value-type="string" calcext:value-type="string">
            <text:p>kodim15</text:p>
          </table:table-cell>
          <table:table-cell office:value-type="float" office:value="31.125" calcext:value-type="float">
            <text:p>31.125</text:p>
          </table:table-cell>
          <table:table-cell office:value-type="float" office:value="11567" calcext:value-type="float">
            <text:p>11567</text:p>
          </table:table-cell>
          <table:table-cell office:value-type="float" office:value="31.494" calcext:value-type="float">
            <text:p>31.494</text:p>
          </table:table-cell>
          <table:table-cell office:value-type="float" office:value="15836" calcext:value-type="float">
            <text:p>15836</text:p>
          </table:table-cell>
          <table:table-cell office:value-type="float" office:value="31.526" calcext:value-type="float">
            <text:p>31.526</text:p>
          </table:table-cell>
          <table:table-cell office:value-type="float" office:value="16172" calcext:value-type="float">
            <text:p>16172</text:p>
          </table:table-cell>
          <table:table-cell office:value-type="float" office:value="31.62" calcext:value-type="float">
            <text:p>31.62</text:p>
          </table:table-cell>
          <table:table-cell office:value-type="float" office:value="18157" calcext:value-type="float">
            <text:p>18157</text:p>
          </table:table-cell>
          <table:table-cell table:formula="of:=[.H16]-[.B16]" office:value-type="float" office:value="0.495000000000001" calcext:value-type="float">
            <text:p>0.495000000000001</text:p>
          </table:table-cell>
          <table:table-cell table:formula="of:=[.H16]-[.D16]" office:value-type="float" office:value="0.126000000000001" calcext:value-type="float">
            <text:p>0.126000000000001</text:p>
          </table:table-cell>
          <table:table-cell table:formula="of:=[.H16]-[.F16]" office:value-type="float" office:value="0.0940000000000012" calcext:value-type="float">
            <text:p>0.0940000000000012</text:p>
          </table:table-cell>
          <table:table-cell table:formula="of:=AVERAGE([.J16:.L16])" office:value-type="float" office:value="0.238333333333334" calcext:value-type="float">
            <text:p>0.238333333333334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30.645" calcext:value-type="float">
            <text:p>30.645</text:p>
          </table:table-cell>
          <table:table-cell office:value-type="float" office:value="9027" calcext:value-type="float">
            <text:p>9027</text:p>
          </table:table-cell>
          <table:table-cell office:value-type="float" office:value="31.08" calcext:value-type="float">
            <text:p>31.08</text:p>
          </table:table-cell>
          <table:table-cell office:value-type="float" office:value="14032" calcext:value-type="float">
            <text:p>14032</text:p>
          </table:table-cell>
          <table:table-cell office:value-type="float" office:value="31.154" calcext:value-type="float">
            <text:p>31.154</text:p>
          </table:table-cell>
          <table:table-cell office:value-type="float" office:value="14654" calcext:value-type="float">
            <text:p>14654</text:p>
          </table:table-cell>
          <table:table-cell office:value-type="float" office:value="31.294" calcext:value-type="float">
            <text:p>31.294</text:p>
          </table:table-cell>
          <table:table-cell office:value-type="float" office:value="18269" calcext:value-type="float">
            <text:p>18269</text:p>
          </table:table-cell>
          <table:table-cell table:style-name="ce6" table:formula="of:=[.H17]-[.B17]" office:value-type="float" office:value="0.649000000000001" calcext:value-type="float">
            <text:p>0.649000000000001</text:p>
          </table:table-cell>
          <table:table-cell table:formula="of:=[.H17]-[.D17]" office:value-type="float" office:value="0.214000000000002" calcext:value-type="float">
            <text:p>0.214000000000002</text:p>
          </table:table-cell>
          <table:table-cell table:formula="of:=[.H17]-[.F17]" office:value-type="float" office:value="0.140000000000001" calcext:value-type="float">
            <text:p>0.140000000000001</text:p>
          </table:table-cell>
          <table:table-cell table:formula="of:=AVERAGE([.J17:.L17])" office:value-type="float" office:value="0.334333333333335" calcext:value-type="float">
            <text:p>0.334333333333335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29.1" calcext:value-type="float">
            <text:p>29.1</text:p>
          </table:table-cell>
          <table:table-cell office:value-type="float" office:value="10720" calcext:value-type="float">
            <text:p>10720</text:p>
          </table:table-cell>
          <table:table-cell office:value-type="float" office:value="29.505" calcext:value-type="float">
            <text:p>29.505</text:p>
          </table:table-cell>
          <table:table-cell office:value-type="float" office:value="15419" calcext:value-type="float">
            <text:p>15419</text:p>
          </table:table-cell>
          <table:table-cell office:value-type="float" office:value="29.461" calcext:value-type="float">
            <text:p>29.461</text:p>
          </table:table-cell>
          <table:table-cell office:value-type="float" office:value="17664" calcext:value-type="float">
            <text:p>17664</text:p>
          </table:table-cell>
          <table:table-cell office:value-type="float" office:value="29.614" calcext:value-type="float">
            <text:p>29.614</text:p>
          </table:table-cell>
          <table:table-cell office:value-type="float" office:value="21226" calcext:value-type="float">
            <text:p>21226</text:p>
          </table:table-cell>
          <table:table-cell table:formula="of:=[.H18]-[.B18]" office:value-type="float" office:value="0.513999999999999" calcext:value-type="float">
            <text:p>0.513999999999999</text:p>
          </table:table-cell>
          <table:table-cell table:formula="of:=[.H18]-[.D18]" office:value-type="float" office:value="0.109000000000002" calcext:value-type="float">
            <text:p>0.109000000000002</text:p>
          </table:table-cell>
          <table:table-cell table:formula="of:=[.H18]-[.F18]" office:value-type="float" office:value="0.153000000000002" calcext:value-type="float">
            <text:p>0.153000000000002</text:p>
          </table:table-cell>
          <table:table-cell table:formula="of:=AVERAGE([.J18:.L18])" office:value-type="float" office:value="0.258666666666668" calcext:value-type="float">
            <text:p>0.258666666666668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26.182" calcext:value-type="float">
            <text:p>26.182</text:p>
          </table:table-cell>
          <table:table-cell office:value-type="float" office:value="10267" calcext:value-type="float">
            <text:p>10267</text:p>
          </table:table-cell>
          <table:table-cell office:value-type="float" office:value="26.684" calcext:value-type="float">
            <text:p>26.684</text:p>
          </table:table-cell>
          <table:table-cell office:value-type="float" office:value="22245" calcext:value-type="float">
            <text:p>22245</text:p>
          </table:table-cell>
          <table:table-cell office:value-type="float" office:value="26.71" calcext:value-type="float">
            <text:p>26.71</text:p>
          </table:table-cell>
          <table:table-cell office:value-type="float" office:value="26321" calcext:value-type="float">
            <text:p>26321</text:p>
          </table:table-cell>
          <table:table-cell office:value-type="float" office:value="26.798" calcext:value-type="float">
            <text:p>26.798</text:p>
          </table:table-cell>
          <table:table-cell office:value-type="float" office:value="29995" calcext:value-type="float">
            <text:p>29995</text:p>
          </table:table-cell>
          <table:table-cell table:formula="of:=[.H19]-[.B19]" office:value-type="float" office:value="0.616" calcext:value-type="float">
            <text:p>0.616</text:p>
          </table:table-cell>
          <table:table-cell table:formula="of:=[.H19]-[.D19]" office:value-type="float" office:value="0.113999999999997" calcext:value-type="float">
            <text:p>0.113999999999997</text:p>
          </table:table-cell>
          <table:table-cell table:formula="of:=[.H19]-[.F19]" office:value-type="float" office:value="0.0879999999999974" calcext:value-type="float">
            <text:p>0.0879999999999974</text:p>
          </table:table-cell>
          <table:table-cell table:formula="of:=AVERAGE([.J19:.L19])" office:value-type="float" office:value="0.272666666666665" calcext:value-type="float">
            <text:p>0.272666666666665</text:p>
          </table:table-cell>
          <table:table-cell/>
        </table:table-row>
        <table:table-row table:style-name="ro1">
          <table:table-cell table:style-name="ce2" office:value-type="string" calcext:value-type="string">
            <text:p>kodim19</text:p>
          </table:table-cell>
          <table:table-cell office:value-type="float" office:value="28.247" calcext:value-type="float">
            <text:p>28.247</text:p>
          </table:table-cell>
          <table:table-cell office:value-type="float" office:value="11179" calcext:value-type="float">
            <text:p>11179</text:p>
          </table:table-cell>
          <table:table-cell office:value-type="float" office:value="29.111" calcext:value-type="float">
            <text:p>29.111</text:p>
          </table:table-cell>
          <table:table-cell office:value-type="float" office:value="17915" calcext:value-type="float">
            <text:p>17915</text:p>
          </table:table-cell>
          <table:table-cell office:value-type="float" office:value="29.222" calcext:value-type="float">
            <text:p>29.222</text:p>
          </table:table-cell>
          <table:table-cell office:value-type="float" office:value="21062" calcext:value-type="float">
            <text:p>21062</text:p>
          </table:table-cell>
          <table:table-cell office:value-type="float" office:value="29.4" calcext:value-type="float">
            <text:p>29.4</text:p>
          </table:table-cell>
          <table:table-cell office:value-type="float" office:value="26367" calcext:value-type="float">
            <text:p>26367</text:p>
          </table:table-cell>
          <table:table-cell table:style-name="ce7" table:formula="of:=[.H20]-[.B20]" office:value-type="float" office:value="1.153" calcext:value-type="float">
            <text:p>1.153</text:p>
          </table:table-cell>
          <table:table-cell table:style-name="ce7" table:formula="of:=[.H20]-[.D20]" office:value-type="float" office:value="0.288999999999998" calcext:value-type="float">
            <text:p>0.288999999999998</text:p>
          </table:table-cell>
          <table:table-cell table:formula="of:=[.H20]-[.F20]" office:value-type="float" office:value="0.177999999999997" calcext:value-type="float">
            <text:p>0.177999999999997</text:p>
          </table:table-cell>
          <table:table-cell table:style-name="ce2" table:formula="of:=AVERAGE([.J20:.L20])" office:value-type="float" office:value="0.539999999999998" calcext:value-type="float">
            <text:p>0.539999999999998</text:p>
          </table:table-cell>
          <table:table-cell/>
        </table:table-row>
        <table:table-row table:style-name="ro1">
          <table:table-cell office:value-type="string" calcext:value-type="string">
            <text:p>kodim20</text:p>
          </table:table-cell>
          <table:table-cell office:value-type="float" office:value="30.219" calcext:value-type="float">
            <text:p>30.219</text:p>
          </table:table-cell>
          <table:table-cell office:value-type="float" office:value="11759" calcext:value-type="float">
            <text:p>11759</text:p>
          </table:table-cell>
          <table:table-cell office:value-type="float" office:value="30.848" calcext:value-type="float">
            <text:p>30.848</text:p>
          </table:table-cell>
          <table:table-cell office:value-type="float" office:value="20315" calcext:value-type="float">
            <text:p>20315</text:p>
          </table:table-cell>
          <table:table-cell office:value-type="float" office:value="30.875" calcext:value-type="float">
            <text:p>30.875</text:p>
          </table:table-cell>
          <table:table-cell office:value-type="float" office:value="22897" calcext:value-type="float">
            <text:p>22897</text:p>
          </table:table-cell>
          <table:table-cell office:value-type="float" office:value="31.055" calcext:value-type="float">
            <text:p>31.055</text:p>
          </table:table-cell>
          <table:table-cell office:value-type="float" office:value="27883" calcext:value-type="float">
            <text:p>27883</text:p>
          </table:table-cell>
          <table:table-cell table:formula="of:=[.H21]-[.B21]" office:value-type="float" office:value="0.835999999999999" calcext:value-type="float">
            <text:p>0.835999999999999</text:p>
          </table:table-cell>
          <table:table-cell table:formula="of:=[.H21]-[.D21]" office:value-type="float" office:value="0.207000000000001" calcext:value-type="float">
            <text:p>0.207000000000001</text:p>
          </table:table-cell>
          <table:table-cell table:formula="of:=[.H21]-[.F21]" office:value-type="float" office:value="0.18" calcext:value-type="float">
            <text:p>0.18</text:p>
          </table:table-cell>
          <table:table-cell table:formula="of:=AVERAGE([.J21:.L21])" office:value-type="float" office:value="0.407666666666666" calcext:value-type="float">
            <text:p>0.407666666666666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27.423" calcext:value-type="float">
            <text:p>27.423</text:p>
          </table:table-cell>
          <table:table-cell office:value-type="float" office:value="10724" calcext:value-type="float">
            <text:p>10724</text:p>
          </table:table-cell>
          <table:table-cell office:value-type="float" office:value="28.01" calcext:value-type="float">
            <text:p>28.01</text:p>
          </table:table-cell>
          <table:table-cell office:value-type="float" office:value="19967" calcext:value-type="float">
            <text:p>19967</text:p>
          </table:table-cell>
          <table:table-cell office:value-type="float" office:value="28.033" calcext:value-type="float">
            <text:p>28.033</text:p>
          </table:table-cell>
          <table:table-cell office:value-type="float" office:value="22922" calcext:value-type="float">
            <text:p>22922</text:p>
          </table:table-cell>
          <table:table-cell office:value-type="float" office:value="28.187" calcext:value-type="float">
            <text:p>28.187</text:p>
          </table:table-cell>
          <table:table-cell office:value-type="float" office:value="29973" calcext:value-type="float">
            <text:p>29973</text:p>
          </table:table-cell>
          <table:table-cell table:formula="of:=[.H22]-[.B22]" office:value-type="float" office:value="0.764000000000003" calcext:value-type="float">
            <text:p>0.764000000000003</text:p>
          </table:table-cell>
          <table:table-cell table:formula="of:=[.H22]-[.D22]" office:value-type="float" office:value="0.177" calcext:value-type="float">
            <text:p>0.177</text:p>
          </table:table-cell>
          <table:table-cell table:formula="of:=[.H22]-[.F22]" office:value-type="float" office:value="0.154" calcext:value-type="float">
            <text:p>0.154</text:p>
          </table:table-cell>
          <table:table-cell table:formula="of:=AVERAGE([.J22:.L22])" office:value-type="float" office:value="0.365000000000001" calcext:value-type="float">
            <text:p>0.365000000000001</text:p>
          </table:table-cell>
          <table:table-cell/>
        </table:table-row>
        <table:table-row table:style-name="ro1">
          <table:table-cell table:style-name="ce3" office:value-type="string" calcext:value-type="string">
            <text:p>kodim22</text:p>
          </table:table-cell>
          <table:table-cell office:value-type="float" office:value="28.893" calcext:value-type="float">
            <text:p>28.893</text:p>
          </table:table-cell>
          <table:table-cell office:value-type="float" office:value="10337" calcext:value-type="float">
            <text:p>10337</text:p>
          </table:table-cell>
          <table:table-cell office:value-type="float" office:value="29.406" calcext:value-type="float">
            <text:p>29.406</text:p>
          </table:table-cell>
          <table:table-cell office:value-type="float" office:value="16874" calcext:value-type="float">
            <text:p>16874</text:p>
          </table:table-cell>
          <table:table-cell office:value-type="float" office:value="29.45" calcext:value-type="float">
            <text:p>29.45</text:p>
          </table:table-cell>
          <table:table-cell office:value-type="float" office:value="19911" calcext:value-type="float">
            <text:p>19911</text:p>
          </table:table-cell>
          <table:table-cell office:value-type="float" office:value="29.57" calcext:value-type="float">
            <text:p>29.57</text:p>
          </table:table-cell>
          <table:table-cell office:value-type="float" office:value="22259" calcext:value-type="float">
            <text:p>22259</text:p>
          </table:table-cell>
          <table:table-cell table:formula="of:=[.H23]-[.B23]" office:value-type="float" office:value="0.677" calcext:value-type="float">
            <text:p>0.677</text:p>
          </table:table-cell>
          <table:table-cell table:style-name="ce6" table:formula="of:=[.H23]-[.D23]" office:value-type="float" office:value="0.164000000000001" calcext:value-type="float">
            <text:p>0.164000000000001</text:p>
          </table:table-cell>
          <table:table-cell table:formula="of:=[.H23]-[.F23]" office:value-type="float" office:value="0.120000000000001" calcext:value-type="float">
            <text:p>0.120000000000001</text:p>
          </table:table-cell>
          <table:table-cell table:formula="of:=AVERAGE([.J23:.L23])" office:value-type="float" office:value="0.320333333333334" calcext:value-type="float">
            <text:p>0.320333333333334</text:p>
          </table:table-cell>
          <table:table-cell/>
        </table:table-row>
        <table:table-row table:style-name="ro1">
          <table:table-cell office:value-type="string" calcext:value-type="string">
            <text:p>kodim23</text:p>
          </table:table-cell>
          <table:table-cell office:value-type="float" office:value="30.908" calcext:value-type="float">
            <text:p>30.908</text:p>
          </table:table-cell>
          <table:table-cell office:value-type="float" office:value="10993" calcext:value-type="float">
            <text:p>10993</text:p>
          </table:table-cell>
          <table:table-cell office:value-type="float" office:value="31.277" calcext:value-type="float">
            <text:p>31.277</text:p>
          </table:table-cell>
          <table:table-cell office:value-type="float" office:value="16974" calcext:value-type="float">
            <text:p>16974</text:p>
          </table:table-cell>
          <table:table-cell office:value-type="float" office:value="31.254" calcext:value-type="float">
            <text:p>31.254</text:p>
          </table:table-cell>
          <table:table-cell office:value-type="float" office:value="17113" calcext:value-type="float">
            <text:p>17113</text:p>
          </table:table-cell>
          <table:table-cell office:value-type="float" office:value="31.379" calcext:value-type="float">
            <text:p>31.379</text:p>
          </table:table-cell>
          <table:table-cell office:value-type="float" office:value="19569" calcext:value-type="float">
            <text:p>19569</text:p>
          </table:table-cell>
          <table:table-cell table:formula="of:=[.H24]-[.B24]" office:value-type="float" office:value="0.471" calcext:value-type="float">
            <text:p>0.471</text:p>
          </table:table-cell>
          <table:table-cell table:formula="of:=[.H24]-[.D24]" office:value-type="float" office:value="0.102" calcext:value-type="float">
            <text:p>0.102</text:p>
          </table:table-cell>
          <table:table-cell table:style-name="ce6" table:formula="of:=[.H24]-[.F24]" office:value-type="float" office:value="0.125" calcext:value-type="float">
            <text:p>0.125</text:p>
          </table:table-cell>
          <table:table-cell table:formula="of:=AVERAGE([.J24:.L24])" office:value-type="float" office:value="0.232666666666667" calcext:value-type="float">
            <text:p>0.232666666666667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26.149" calcext:value-type="float">
            <text:p>26.149</text:p>
          </table:table-cell>
          <table:table-cell office:value-type="float" office:value="11846" calcext:value-type="float">
            <text:p>11846</text:p>
          </table:table-cell>
          <table:table-cell office:value-type="float" office:value="26.498" calcext:value-type="float">
            <text:p>26.498</text:p>
          </table:table-cell>
          <table:table-cell office:value-type="float" office:value="21431" calcext:value-type="float">
            <text:p>21431</text:p>
          </table:table-cell>
          <table:table-cell office:value-type="float" office:value="26.508" calcext:value-type="float">
            <text:p>26.508</text:p>
          </table:table-cell>
          <table:table-cell office:value-type="float" office:value="25605" calcext:value-type="float">
            <text:p>25605</text:p>
          </table:table-cell>
          <table:table-cell office:value-type="float" office:value="26.643" calcext:value-type="float">
            <text:p>26.643</text:p>
          </table:table-cell>
          <table:table-cell office:value-type="float" office:value="29930" calcext:value-type="float">
            <text:p>29930</text:p>
          </table:table-cell>
          <table:table-cell table:formula="of:=[.H25]-[.B25]" office:value-type="float" office:value="0.494" calcext:value-type="float">
            <text:p>0.494</text:p>
          </table:table-cell>
          <table:table-cell table:formula="of:=[.H25]-[.D25]" office:value-type="float" office:value="0.145" calcext:value-type="float">
            <text:p>0.145</text:p>
          </table:table-cell>
          <table:table-cell table:formula="of:=[.H25]-[.F25]" office:value-type="float" office:value="0.135000000000002" calcext:value-type="float">
            <text:p>0.135000000000002</text:p>
          </table:table-cell>
          <table:table-cell table:formula="of:=AVERAGE([.J25:.L25])" office:value-type="float" office:value="0.258" calcext:value-type="float">
            <text:p>0.258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28.662" calcext:value-type="float">
            <text:p>28.662</text:p>
          </table:table-cell>
          <table:table-cell office:value-type="float" office:value="10794" calcext:value-type="float">
            <text:p>10794</text:p>
          </table:table-cell>
          <table:table-cell office:value-type="float" office:value="29.138" calcext:value-type="float">
            <text:p>29.138</text:p>
          </table:table-cell>
          <table:table-cell office:value-type="float" office:value="17765" calcext:value-type="float">
            <text:p>17765</text:p>
          </table:table-cell>
          <table:table-cell office:value-type="float" office:value="29.171" calcext:value-type="float">
            <text:p>29.171</text:p>
          </table:table-cell>
          <table:table-cell office:value-type="float" office:value="20101" calcext:value-type="float">
            <text:p>20101</text:p>
          </table:table-cell>
          <table:table-cell office:value-type="float" office:value="29.3" calcext:value-type="float">
            <text:p>29.3</text:p>
          </table:table-cell>
          <table:table-cell office:value-type="float" office:value="23356" calcext:value-type="float">
            <text:p>23356</text:p>
          </table:table-cell>
          <table:table-cell table:formula="of:=AVERAGE([.J2:.J25])" office:value-type="float" office:value="0.637583333333333" calcext:value-type="float">
            <text:p>0.637583333333333</text:p>
          </table:table-cell>
          <table:table-cell table:formula="of:=AVERAGE([.K2:.K25])" office:value-type="float" office:value="0.161833333333333" calcext:value-type="float">
            <text:p>0.161833333333333</text:p>
          </table:table-cell>
          <table:table-cell table:formula="of:=AVERAGE([.L2:.L25])" office:value-type="float" office:value="0.128791666666666" calcext:value-type="float">
            <text:p>0.128791666666666</text:p>
          </table:table-cell>
          <table:table-cell table:formula="of:=AVERAGE([.M2:.M25])" office:value-type="float" office:value="0.309402777777778" calcext:value-type="float">
            <text:p>0.309402777777778</text:p>
          </table:table-cell>
          <table:table-cell table:style-name="ce3" office:value-type="string" calcext:value-type="string">
            <text:p>PROM</text:p>
          </table:table-cell>
        </table:table-row>
        <table:table-row table:style-name="ro1">
          <table:table-cell table:number-columns-repeated="9"/>
          <table:table-cell table:formula="of:=MAX([.J2:.J25])" office:value-type="float" office:value="1.153" calcext:value-type="float">
            <text:p>1.153</text:p>
          </table:table-cell>
          <table:table-cell table:formula="of:=MAX([.K2:.K25])" office:value-type="float" office:value="0.288999999999998" calcext:value-type="float">
            <text:p>0.288999999999998</text:p>
          </table:table-cell>
          <table:table-cell table:formula="of:=MAX([.L2:.L25])" office:value-type="float" office:value="0.194999999999997" calcext:value-type="float">
            <text:p>0.194999999999997</text:p>
          </table:table-cell>
          <table:table-cell table:formula="of:=MAX([.M2:.M25])" office:value-type="float" office:value="0.539999999999998" calcext:value-type="float">
            <text:p>0.539999999999998</text:p>
          </table:table-cell>
          <table:table-cell table:style-name="ce2"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table:formula="of:=MIN([.J2:.J25])" office:value-type="float" office:value="0.0579999999999998" calcext:value-type="float">
            <text:p>0.0579999999999998</text:p>
          </table:table-cell>
          <table:table-cell table:formula="of:=MIN([.K2:.K25])" office:value-type="float" office:value="0.0390000000000015" calcext:value-type="float">
            <text:p>0.0390000000000015</text:p>
          </table:table-cell>
          <table:table-cell table:formula="of:=MIN([.L2:.L25])" office:value-type="float" office:value="0.0439999999999969" calcext:value-type="float">
            <text:p>0.0439999999999969</text:p>
          </table:table-cell>
          <table:table-cell table:formula="of:=MIN([.M2:.M25])" office:value-type="float" office:value="0.103666666666667" calcext:value-type="float">
            <text:p>0.103666666666667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5:35:07.0133793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3:11:37.831054161</meta:creation-date>
    <dc:date>2024-05-20T15:35:33.254153311</dc:date>
    <meta:editing-duration>PT1H17M54S</meta:editing-duration>
    <meta:editing-cycles>4</meta:editing-cycles>
    <meta:generator>LibreOffice/7.2.7.2$Linux_X86_64 LibreOffice_project/20$Build-2</meta:generator>
    <meta:document-statistic meta:table-count="1" meta:cell-count="343" meta:object-count="0"/>
  </office:meta>
</office:document-meta>
</file>